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37cm" fo:min-width="16.963cm"/>
    </style:style>
    <style:style style:name="gr3" style:family="graphic" style:parent-style-name="standard">
      <style:graphic-properties draw:textarea-horizontal-align="justify" draw:textarea-vertical-align="middle" draw:auto-grow-height="false" fo:min-height="8.958cm" fo:min-width="15.693cm"/>
    </style:style>
    <style:style style:name="gr4" style:family="graphic" style:parent-style-name="standard">
      <style:graphic-properties draw:textarea-horizontal-align="justify" draw:textarea-vertical-align="middle" draw:auto-grow-height="false" fo:min-height="1.655cm" fo:min-width="15.3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6.417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715cm" svg:height="1.27cm" svg:x="7.985cm" svg:y="2.587cm">
          <draw:text-box>
            <text:p>Project Querubine</text:p>
          </draw:text-box>
        </draw:frame>
        <draw:custom-shape draw:style-name="gr2" draw:text-style-name="P2" draw:layer="layout" svg:width="17.463cm" svg:height="1.587cm" svg:x="2.587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6.193cm" svg:height="9.208cm" svg:x="3.222cm" svg:y="8.9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5.875cm" svg:height="1.905cm" svg:x="3.54cm" svg:y="24.177cm">
          <text:p text:style-name="P2">Created by Joxan Fuertes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4.288cm" svg:height="6.667cm" svg:x="4.492cm" svg:y="9.89cm">
          <draw:text-box>
            <text:p>Description…</text:p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24T21:29:26.581116950</meta:creation-date>
    <dc:date>2024-04-24T21:33:41.093606955</dc:date>
    <meta:editing-duration>PT4M17S</meta:editing-duration>
    <meta:editing-cycles>1</meta:editing-cycles>
    <meta:document-statistic meta:object-count="5"/>
    <meta:generator>LibreOffice/7.3.7.2$Linux_X86_64 LibreOffice_project/30$Build-2</meta:generator>
  </office:meta>
</office:document-meta>
</file>